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6.722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3.21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PageStyle_5f_Random_20_generator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background-color="transparent" fo:padding="0.071cm" style:vertical-align="middle"/>
      <style:paragraph-properties fo:text-align="center"/>
    </style:style>
    <style:style style:name="ce2" style:family="table-cell" style:parent-style-name="Default">
      <style:table-cell-properties style:cell-protect="protected" style:print-content="true" fo:background-color="transparent" fo:padding="0.071cm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true" fo:background-color="transparent" fo:padding="0.071cm"/>
    </style:style>
    <style:style style:name="ce10" style:family="table-cell" style:parent-style-name="Default">
      <style:text-properties fo:color="#000000"/>
    </style:style>
    <style:style style:name="ce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cell-protect="protected" style:print-content="true" fo:background-color="transparent" fo:padding="0.071cm"/>
      <style:text-properties fo:color="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ndom generator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se des étudiants</text:p>
          </table:table-cell>
          <table:covered-table-cell table:number-columns-repeated="5"/>
          <table:table-cell table:style-name="ce8" office:value-type="string" calcext:value-type="string" table:number-columns-spanned="3" table:number-rows-spanned="1">
            <text:p>index des participants avec leur sco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5" office:value-type="string" calcext:value-type="string">
            <text:p>mail</text:p>
          </table:table-cell>
          <table:table-cell table:style-name="ce5" office:value-type="string" calcext:value-type="string">
            <text:p>mail secondaire</text:p>
          </table:table-cell>
          <table:table-cell table:style-name="ce5"/>
          <table:table-cell table:style-name="ce7" office:value-type="string" calcext:value-type="string">
            <text:p>Groupe</text:p>
          </table:table-cell>
          <table:table-cell table:style-name="ce7" office:value-type="string" calcext:value-type="string">
            <text:p>Prénom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admis/recalés</text:p>
          </table:table-cell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groupe</text:p>
          </table:table-cell>
          <table:table-cell table:style-name="ce7" office:value-type="string" calcext:value-type="string">
            <text:p>ont passé l’examen bien que n’étant pas dans la base</text:p>
          </table:table-cell>
          <table:table-cell table:style-name="ce7" office:value-type="string" calcext:value-type="string">
            <text:p>étaient dans la base mais n’ont pas passé l’examen</text:p>
          </table:table-cell>
          <table:table-cell table:style-name="ce7" table:number-columns-repeated="1010"/>
        </table:table-row>
        <table:table-row table:style-name="ro1">
          <table:table-cell office:value-type="string" calcext:value-type="string">
            <text:p>Adams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alfred.adams@univ-ottawa.ca</text:p>
          </table:table-cell>
          <table:table-cell table:style-name="ce6" office:value-type="string" calcext:value-type="string">
            <text:p>Email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foster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s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owen.adams@univ-ottawa.ca</text:p>
          </table:table-cell>
          <table:table-cell table:style-name="ce6" office:value-type="string" calcext:value-type="string">
            <text:p>n.warren@randatmail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scott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s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delaide.adams@univ-ottawa.ca</text:p>
          </table:table-cell>
          <table:table-cell table:style-name="ce6" office:value-type="string" calcext:value-type="string">
            <text:p>e.spencer@randatmail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reed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yler.alexander@univ-ottawa.ca</text:p>
          </table:table-cell>
          <table:table-cell table:style-name="ce6" office:value-type="string" calcext:value-type="string">
            <text:p><text:a xlink:href="mailto:v.fowler@gmail" xlink:type="simple">v.fowler@g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elson</text:p>
          </table:table-cell>
          <table:table-cell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violet.allen@univ-ottawa.ca</text:p>
          </table:table-cell>
          <table:table-cell table:style-name="ce6" office:value-type="string" calcext:value-type="string">
            <text:p><text:a xlink:href="mailto:v.fowler@gmail" xlink:type="simple">v.fowler@g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alker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edwin.allen@univ-ottawa.ca</text:p>
          </table:table-cell>
          <table:table-cell table:style-name="ce6" office:value-type="string" calcext:value-type="string">
            <text:p><text:a xlink:href="mailto:v.fowler@gmail" xlink:type="simple">v.fowler@g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campbell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Lyndon</text:p>
          </table:table-cell>
          <table:table-cell office:value-type="string" calcext:value-type="string">
            <text:p>lyndon.anderson@univ-ottawa.ca</text:p>
          </table:table-cell>
          <table:table-cell table:style-name="ce6" office:value-type="string" calcext:value-type="string">
            <text:p><text:a xlink:href="mailto:v.fowler@gmail" xlink:type="simple">v.fowler@gmail</text:a>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ker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Alford</text:p>
          </table:table-cell>
          <table:table-cell office:value-type="string" calcext:value-type="string">
            <text:p>alford.anderson@univ-ottawa.ca</text:p>
          </table:table-cell>
          <table:table-cell table:style-name="ce6" office:value-type="string" calcext:value-type="string">
            <text:p><text:a xlink:href="mailto:v.fowler@gmail" xlink:type="simple">v.fowler@g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stewart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<text:a xlink:href="mailto:james.anderson@univ-ottawa.ca" xlink:type="simple">james.anderson@univ-ottawa.ca</text:a></text:p>
          </table:table-cell>
          <table:table-cell table:style-name="ce6" office:value-type="string" calcext:value-type="string">
            <text:p><text:a xlink:href="mailto:v.fowler@gmail" xlink:type="simple">v.fowler@g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wright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rews</text:p>
          </table:table-cell>
          <table:table-cell office:value-type="string" calcext:value-type="string">
            <text:p>Adison</text:p>
          </table:table-cell>
          <table:table-cell office:value-type="string" calcext:value-type="string">
            <text:p>adison.andrews@univ-ottawa.ca</text:p>
          </table:table-cell>
          <table:table-cell table:style-name="ce6" office:value-type="string" calcext:value-type="string">
            <text:p>c.johnson@randatmail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west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roland.armstrong@univ-ottawa.ca</text:p>
          </table:table-cell>
          <table:table-cell table:style-name="ce6" office:value-type="string" calcext:value-type="string">
            <text:p>c.crawford@randatmail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holmes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illiam.armstrong@univ-ottawa.ca</text:p>
          </table:table-cell>
          <table:table-cell table:style-name="ce6" office:value-type="string" calcext:value-type="string">
            <text:p>j.ryan@randatmail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hawkins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<text:a xlink:href="mailto:anna.baker@univ-ottawa.ca" xlink:type="simple">anna.baker@univ-ottawa.ca</text:a></text:p>
          </table:table-cell>
          <table:table-cell table:style-name="ce6" office:value-type="string" calcext:value-type="string">
            <text:p>r.armstrong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gibson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roman.baker@univ-ottawa.ca</text:p>
          </table:table-cell>
          <table:table-cell table:style-name="ce6" office:value-type="string" calcext:value-type="string">
            <text:p><text:a xlink:href="mailto:c.scott@hotmail" xlink:type="simple">c.scott@hot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hawkins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béri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phie.barberie@univ-ottawa.ca</text:p>
          </table:table-cell>
          <table:table-cell table:style-name="ce6" office:value-type="string" calcext:value-type="string">
            <text:p><text:a xlink:href="mailto:c.scott@hotmail" xlink:type="simple">c.scott@hot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martin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vèze</text:p>
          </table:table-cell>
          <table:table-cell office:value-type="string" calcext:value-type="string">
            <text:p>Judicaëlle</text:p>
          </table:table-cell>
          <table:table-cell office:value-type="string" calcext:value-type="string">
            <text:p>judicaelle.belveze@univ-ottawa.ca</text:p>
          </table:table-cell>
          <table:table-cell table:style-name="ce6" office:value-type="string" calcext:value-type="string">
            <text:p><text:a xlink:href="mailto:c.scott@hotmail" xlink:type="simple">c.scott@hotmail</text:a>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smith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nnett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roland.bennett@univ-ottawa.ca</text:p>
          </table:table-cell>
          <table:table-cell table:style-name="ce6" office:value-type="string" calcext:value-type="string">
            <text:p><text:a xlink:href="mailto:c.scott@hotmail" xlink:type="simple">c.scott@hot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lyndon</text:p>
          </table:table-cell>
          <table:table-cell office:value-type="string" calcext:value-type="string">
            <text:p>anderson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<text:a xlink:href="mailto:daryl.brown@univ-ottawa.ca" xlink:type="simple">mailto:daryl.brown@univ-ottawa.ca</text:a></text:p>
          </table:table-cell>
          <table:table-cell table:style-name="ce6" office:value-type="string" calcext:value-type="string">
            <text:p>t.reed@randatmail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smith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clark.brown@univ-ottawa.ca</text:p>
          </table:table-cell>
          <table:table-cell table:style-name="ce6" office:value-type="string" calcext:value-type="string">
            <text:p>d.hall@randatmail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lyndon</text:p>
          </table:table-cell>
          <table:table-cell office:value-type="string" calcext:value-type="string">
            <text:p>anderson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uckaert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andre.bruckaert@univ-ottawa.ca</text:p>
          </table:table-cell>
          <table:table-cell table:style-name="ce6" office:value-type="string" calcext:value-type="string">
            <text:p>a.ryan@randatmail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judicaelle</text:p>
          </table:table-cell>
          <table:table-cell office:value-type="string" calcext:value-type="string">
            <text:p>belveze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joyce.campbell@univ-ottawa.ca</text:p>
          </table:table-cell>
          <table:table-cell table:style-name="ce6" office:value-type="string" calcext:value-type="string">
            <text:p>e.carroll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ullivan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.carroll@univ-ottawa.ca</text:p>
          </table:table-cell>
          <table:table-cell table:style-name="ce6" office:value-type="string" calcext:value-type="string">
            <text:p>l.bennett@randatmail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adison</text:p>
          </table:table-cell>
          <table:table-cell office:value-type="string" calcext:value-type="string">
            <text:p>andrews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<text:a xlink:href="mailto:richard" xlink:type="simple">mailto:richard</text:a>.carter@univ-ottawa.ca</text:p>
          </table:table-cell>
          <table:table-cell table:style-name="ce6" office:value-type="string" calcext:value-type="string">
            <text:p>a.moore@randatmail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right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sey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ophia.casey@univ-ottawa.ca</text:p>
          </table:table-cell>
          <table:table-cell table:style-name="ce6" office:value-type="string" calcext:value-type="string">
            <text:p>d.campbell@randatmail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brown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Maddie</text:p>
          </table:table-cell>
          <table:table-cell office:value-type="string" calcext:value-type="string">
            <text:p>maddie.chapman@univ-ottawa.ca</text:p>
          </table:table-cell>
          <table:table-cell table:style-name="ce6" office:value-type="string" calcext:value-type="string">
            <text:p><text:a xlink:href="mailto:a.cole@protonmail" xlink:type="simple">a.cole@proton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ashton</text:p>
          </table:table-cell>
          <table:table-cell office:value-type="string" calcext:value-type="string">
            <text:p>rogers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ark</text:p>
          </table:table-cell>
          <table:table-cell office:value-type="string" calcext:value-type="string">
            <text:p>Adison</text:p>
          </table:table-cell>
          <table:table-cell office:value-type="string" calcext:value-type="string">
            <text:p>adison.clark@univ-ottawa.ca</text:p>
          </table:table-cell>
          <table:table-cell table:style-name="ce6" office:value-type="string" calcext:value-type="string">
            <text:p><text:a xlink:href="mailto:a.cole@protonmail" xlink:type="simple">a.cole@proton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allen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wford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violet.crawford@univ-ottawa.ca</text:p>
          </table:table-cell>
          <table:table-cell table:style-name="ce6" office:value-type="string" calcext:value-type="string">
            <text:p><text:a xlink:href="mailto:a.cole@protonmail" xlink:type="simple">a.cole@proton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riley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wford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kimberly.crawford@univ-ottawa.ca</text:p>
          </table:table-cell>
          <table:table-cell table:style-name="ce6" office:value-type="string" calcext:value-type="string">
            <text:p><text:a xlink:href="mailto:a.cole@protonmail" xlink:type="simple">a.cole@proton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ryan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owen.davis@univ-ottawa.ca</text:p>
          </table:table-cell>
          <table:table-cell table:style-name="ce6" office:value-type="string" calcext:value-type="string">
            <text:p><text:a xlink:href="mailto:a.cole@protonmail" xlink:type="simple">a.cole@proton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richardson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Lenny</text:p>
          </table:table-cell>
          <table:table-cell office:value-type="string" calcext:value-type="string">
            <text:p>lenny.edwards@univ-ottawa.ca</text:p>
          </table:table-cell>
          <table:table-cell table:style-name="ce6" office:value-type="string" calcext:value-type="string">
            <text:p><text:a xlink:href="mailto:a.cole@protonmail" xlink:type="simple">a.cole@proton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richardson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wards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melissa.edwards@univ-ottawa.ca</text:p>
          </table:table-cell>
          <table:table-cell table:style-name="ce6" office:value-type="string" calcext:value-type="string">
            <text:p><text:a xlink:href="mailto:a.cole@protonmail" xlink:type="simple">a.cole@proton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connie</text:p>
          </table:table-cell>
          <table:table-cell office:value-type="string" calcext:value-type="string">
            <text:p>gibson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lis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<text:a xlink:href="mailto:isabella.ellis@univ-ottawa.ca" xlink:type="simple">isabella.ellis@univ-ottawa.ca</text:a></text:p>
          </table:table-cell>
          <table:table-cell table:style-name="ce6" office:value-type="string" calcext:value-type="string">
            <text:p><text:a xlink:href="mailto:a.cole@protonmail" xlink:type="simple">a.cole@proton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ellis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justin.evans@univ-ottawa.ca</text:p>
          </table:table-cell>
          <table:table-cell table:style-name="ce6" office:value-type="string" calcext:value-type="string">
            <text:p><text:a xlink:href="mailto:a.cole@protonmail" xlink:type="simple">a.cole@proton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stewart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alisa.evans@univ-ottawa.ca</text:p>
          </table:table-cell>
          <table:table-cell table:style-name="ce6" office:value-type="string" calcext:value-type="string">
            <text:p>w.perry@randatmail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connie</text:p>
          </table:table-cell>
          <table:table-cell office:value-type="string" calcext:value-type="string">
            <text:p>gibson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daryl.evans@univ-ottawa.ca</text:p>
          </table:table-cell>
          <table:table-cell table:style-name="ce6" office:value-type="string" calcext:value-type="string">
            <text:p>l.ellis@randatmail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ellis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ster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violet.foster@univ-ottawa.ca</text:p>
          </table:table-cell>
          <table:table-cell table:style-name="ce6" office:value-type="string" calcext:value-type="string">
            <text:p>p.bailey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stewart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ster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harold.foster@univ-ottawa.ca</text:p>
          </table:table-cell>
          <table:table-cell table:style-name="ce6" office:value-type="string" calcext:value-type="string">
            <text:p>m.andrews@randatmail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deanna</text:p>
          </table:table-cell>
          <table:table-cell office:value-type="string" calcext:value-type="string">
            <text:p>walker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rnold.gibson@univ-ottawa.ca</text:p>
          </table:table-cell>
          <table:table-cell table:style-name="ce6" office:value-type="string" calcext:value-type="string">
            <text:p>h.campbell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armstrong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bson</text:p>
          </table:table-cell>
          <table:table-cell office:value-type="string" calcext:value-type="string">
            <text:p>Connie</text:p>
          </table:table-cell>
          <table:table-cell office:value-type="string" calcext:value-type="string">
            <text:p>connie.gibson@univ-ottawa.ca</text:p>
          </table:table-cell>
          <table:table-cell table:style-name="ce6" office:value-type="string" calcext:value-type="string">
            <text:p>t.wilson@randatmail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lenny</text:p>
          </table:table-cell>
          <table:table-cell office:value-type="string" calcext:value-type="string">
            <text:p>edwards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bruce.hall@univ-ottawa.ca</text:p>
          </table:table-cell>
          <table:table-cell table:style-name="ce6" office:value-type="string" calcext:value-type="string">
            <text:p>h.warren@randatmail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oore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Ellia</text:p>
          </table:table-cell>
          <table:table-cell office:value-type="string" calcext:value-type="string">
            <text:p>ellia.hall@univ-ottawa.ca</text:p>
          </table:table-cell>
          <table:table-cell table:style-name="ce6" office:value-type="string" calcext:value-type="string">
            <text:p>k.hill@randatmail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ill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p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.harper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thomas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Sienna</text:p>
          </table:table-cell>
          <table:table-cell office:value-type="string" calcext:value-type="string">
            <text:p>sienna.harrison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stevens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kins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oscar.hawkins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ason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kins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alisa.hawkins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reed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.hill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elley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hn.hill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ey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savana.holmes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brown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jessica.howard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Ambre</text:p>
          </table:table-cell>
          <table:table-cell office:value-type="string" calcext:value-type="string">
            <text:p>Wilson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béry</text:p>
          </table:table-cell>
          <table:table-cell office:value-type="string" calcext:value-type="string">
            <text:p>Darlène</text:p>
          </table:table-cell>
          <table:table-cell office:value-type="string" calcext:value-type="string">
            <text:p>darlene.ibery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richards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Adison</text:p>
          </table:table-cell>
          <table:table-cell office:value-type="string" calcext:value-type="string">
            <text:p>adison.johnson@univ-ottawa.ca</text:p>
          </table:table-cell>
          <table:table-cell table:style-name="ce6" office:value-type="string" calcext:value-type="string">
            <text:p><text:a xlink:href="mailto:e.parker@caramail" xlink:type="simple">e.parker@cara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warren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Briony</text:p>
          </table:table-cell>
          <table:table-cell office:value-type="string" calcext:value-type="string">
            <text:p>briony.jones@univ-ottawa.ca</text:p>
          </table:table-cell>
          <table:table-cell table:style-name="ce6" office:value-type="string" calcext:value-type="string">
            <text:p>m.andrews@randatmail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adison</text:p>
          </table:table-cell>
          <table:table-cell office:value-type="string" calcext:value-type="string">
            <text:p>clark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lley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alfred.kelley@univ-ottawa.ca</text:p>
          </table:table-cell>
          <table:table-cell table:style-name="ce6" office:value-type="string" calcext:value-type="string">
            <text:p>e.kelley@randatmail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jacques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dan.martin@univ-ottawa.ca</text:p>
          </table:table-cell>
          <table:table-cell table:style-name="ce6" office:value-type="string" calcext:value-type="string">
            <text:p>c.perry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evans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alina.martin@univ-ottawa.ca</text:p>
          </table:table-cell>
          <table:table-cell table:style-name="ce6" office:value-type="string" calcext:value-type="string">
            <text:p><text:a xlink:href="mailto:p.miller@yahoomail" xlink:type="simple">p.miller@yahoo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evans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on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maya.mason@univ-ottawa.ca</text:p>
          </table:table-cell>
          <table:table-cell table:style-name="ce6" office:value-type="string" calcext:value-type="string">
            <text:p><text:a xlink:href="mailto:p.miller@yahoomail" xlink:type="simple">p.miller@yahoo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thomas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on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chester.mason@univ-ottawa.ca</text:p>
          </table:table-cell>
          <table:table-cell table:style-name="ce6" office:value-type="string" calcext:value-type="string">
            <text:p><text:a xlink:href="mailto:p.miller@yahoomail" xlink:type="simple">p.miller@yahoo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adams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jasmine.miller@univ-ottawa.ca</text:p>
          </table:table-cell>
          <table:table-cell table:style-name="ce6" office:value-type="string" calcext:value-type="string">
            <text:p><text:a xlink:href="mailto:p.miller@yahoomail" xlink:type="simple">p.miller@yahoo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davis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tchell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honey.mitchell@univ-ottawa.ca</text:p>
          </table:table-cell>
          <table:table-cell table:style-name="ce6" office:value-type="string" calcext:value-type="string">
            <text:p><text:a xlink:href="mailto:p.miller@yahoomail" xlink:type="simple">p.miller@yahoo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ellia</text:p>
          </table:table-cell>
          <table:table-cell office:value-type="string" calcext:value-type="string">
            <text:p>hall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r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dward.moore@univ-ottawa.ca</text:p>
          </table:table-cell>
          <table:table-cell table:style-name="ce6" office:value-type="string" calcext:value-type="string">
            <text:p><text:a xlink:href="mailto:p.miller@yahoomail" xlink:type="simple">p.miller@yahoo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cott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ydney.morgan@univ-ottawa.ca</text:p>
          </table:table-cell>
          <table:table-cell table:style-name="ce6" office:value-type="string" calcext:value-type="string">
            <text:p><text:a xlink:href="mailto:p.miller@yahoomail" xlink:type="simple">p.miller@yahoo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rmstrong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carl.morris@univ-ottawa.ca</text:p>
          </table:table-cell>
          <table:table-cell table:style-name="ce6" office:value-type="string" calcext:value-type="string">
            <text:p><text:a xlink:href="mailto:p.miller@yahoomail" xlink:type="simple">p.miller@yahoo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taylor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rrison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adele.morrison@univ-ottawa.ca</text:p>
          </table:table-cell>
          <table:table-cell table:style-name="ce6" office:value-type="string" calcext:value-type="string">
            <text:p><text:a xlink:href="mailto:p.miller@yahoomail" xlink:type="simple">p.miller@yahoo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wigham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.nelson@univ-ottawa.ca</text:p>
          </table:table-cell>
          <table:table-cell table:style-name="ce6" office:value-type="string" calcext:value-type="string">
            <text:p>m.higgins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richards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wens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nicole.owens@univ-ottawa.ca</text:p>
          </table:table-cell>
          <table:table-cell table:style-name="ce6" office:value-type="string" calcext:value-type="string">
            <text:p>k.sullivan@randatmail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mitchell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yne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dale.payne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ross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byron.phillips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briony</text:p>
          </table:table-cell>
          <table:table-cell office:value-type="string" calcext:value-type="string">
            <text:p>jones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Renée</text:p>
          </table:table-cell>
          <table:table-cell office:value-type="string" calcext:value-type="string">
            <text:p>renee.reading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ill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.reed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richards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alfred.reed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mitchell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hards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dominik.richards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ross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hard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stuart.richards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briony</text:p>
          </table:table-cell>
          <table:table-cell office:value-type="string" calcext:value-type="string">
            <text:p>jones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freddie.richardson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scott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isabella.richardson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allen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eorge.riley@univ-ottawa.ca</text:p>
          </table:table-cell>
          <table:table-cell table:style-name="ce6" office:value-type="string" calcext:value-type="string">
            <text:p><text:a xlink:href="mailto:a.wright@bisoumail" xlink:type="simple">a.wright@bisou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stewart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darcy.robinson@univ-ottawa.ca</text:p>
          </table:table-cell>
          <table:table-cell table:style-name="ce6" office:value-type="string" calcext:value-type="string">
            <text:p>f.ferguson@randatmail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morrison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Ashton</text:p>
          </table:table-cell>
          <table:table-cell office:value-type="string" calcext:value-type="string">
            <text:p>ashton.rogers@univ-ottawa.ca</text:p>
          </table:table-cell>
          <table:table-cell table:style-name="ce6" office:value-type="string" calcext:value-type="string">
            <text:p>m.hamilton@randatmail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est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antony.ross@univ-ottawa.ca</text:p>
          </table:table-cell>
          <table:table-cell table:style-name="ce6" office:value-type="string" calcext:value-type="string">
            <text:p><text:a xlink:href="mailto:a.carroll@randatmail.com" xlink:type="simple">a.carroll@randatmail.com</text:a>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spencer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luke.russell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watson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Hailey</text:p>
          </table:table-cell>
          <table:table-cell office:value-type="string" calcext:value-type="string">
            <text:p>hailey.ryan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foster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blake.scott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martin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eric.scott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nderson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vivian.scott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evans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dward.smith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bennett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evelyn.spencer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xaviere</text:p>
          </table:table-cell>
          <table:table-cell office:value-type="string" calcext:value-type="string">
            <text:p>tirebi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vens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stella.stevens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rawford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abraham.stewart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rter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byron.stewart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bruckaert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garry.stewart@univ-ottawa.ca</text:p>
          </table:table-cell>
          <table:table-cell table:style-name="ce6" office:value-type="string" calcext:value-type="string">
            <text:p><text:a xlink:href="mailto:m.hamilton@hourramail" xlink:type="simple">m.hamilton@hourramail</text:a>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williams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llivan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jared.sullivan@univ-ottawa.ca</text:p>
          </table:table-cell>
          <table:table-cell table:style-name="ce6" office:value-type="string" calcext:value-type="string">
            <text:p>e.alexander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aker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rnold.taylor@univ-ottawa.ca</text:p>
          </table:table-cell>
          <table:table-cell table:style-name="ce6" office:value-type="string" calcext:value-type="string">
            <text:p>r.harris@randatmail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string" calcext:value-type="string">
            <text:p>sienna</text:p>
          </table:table-cell>
          <table:table-cell office:value-type="string" calcext:value-type="string">
            <text:p>harrison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even.thomas@univ-ottawa.ca</text:p>
          </table:table-cell>
          <table:table-cell table:style-name="ce6" office:value-type="string" calcext:value-type="string">
            <text:p>g.brooks@randatmail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alexander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miranda.thomas@univ-ottawa.ca</text:p>
          </table:table-cell>
          <table:table-cell table:style-name="ce6" office:value-type="string" calcext:value-type="string">
            <text:p>l.perry@randatmail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warren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rébi</text:p>
          </table:table-cell>
          <table:table-cell office:value-type="string" calcext:value-type="string">
            <text:p>xavière</text:p>
          </table:table-cell>
          <table:table-cell table:style-name="Default" office:value-type="string" calcext:value-type="string">
            <text:p>xaviere.tirebi@univ-ottawa.ca</text:p>
          </table:table-cell>
          <table:table-cell table:style-name="ce6" office:value-type="string" calcext:value-type="string">
            <text:p>d.owens@randatmail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barberie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.walker@univ-ottawa.ca</text:p>
          </table:table-cell>
          <table:table-cell table:style-name="ce6" office:value-type="string" calcext:value-type="string">
            <text:p>e.morgan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mason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Deanna</text:p>
          </table:table-cell>
          <table:table-cell office:value-type="string" calcext:value-type="string">
            <text:p>deanna.walker@univ-ottawa.ca</text:p>
          </table:table-cell>
          <table:table-cell table:style-name="ce6" office:value-type="string" calcext:value-type="string">
            <text:p>l.perry@randatmail.com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crawford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trick.warren@univ-ottawa.ca</text:p>
          </table:table-cell>
          <table:table-cell table:style-name="ce6" office:value-type="string" calcext:value-type="string">
            <text:p>d.mitchell@randatmail.com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morris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ofia.warren@univ-ottawa.ca</text:p>
          </table:table-cell>
          <table:table-cell table:style-name="ce6" office:value-type="string" calcext:value-type="string">
            <text:p>t.henderson@randatmail.com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robinson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clark.watson@univ-ottawa.ca</text:p>
          </table:table-cell>
          <table:table-cell table:style-name="ce6" office:value-type="string" calcext:value-type="string">
            <text:p>r.adams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adams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d.watson@univ-ottawa.ca</text:p>
          </table:table-cell>
          <table:table-cell table:style-name="ce6" office:value-type="string" calcext:value-type="string">
            <text:p>l.murphy@randatmail.c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dan.west@univ-ottawa.ca</text:p>
          </table:table-cell>
          <table:table-cell table:style-name="ce6" office:value-type="string" calcext:value-type="string">
            <text:p>g.brown@randatmail.com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rebecca.west@univ-ottawa.ca</text:p>
          </table:table-cell>
          <table:table-cell table:style-name="ce6" table:number-columns-repeated="2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alter.west@univ-ottawa.ca</text:p>
          </table:table-cell>
          <table:table-cell table:style-name="ce6" table:number-columns-repeated="2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myra.williams@univ-ottawa.ca</text:p>
          </table:table-cell>
          <table:table-cell table:style-name="ce6" table:number-columns-repeated="2"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samantha.wright@univ-ottawa.ca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ndrew.wright@univ-ottawa.ca</text:p>
          </table:table-cell>
          <table:table-cell table:style-name="ce6" table:number-columns-repeated="2"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85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andom generator'.A3:'Random generator'.F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7:17:08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ndom_20_generator" style:display-name="PageStyle_Random gener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HPExcel Test Document</dc:title>
    <dc:subject>PHPExcel Test Document</dc:subject>
    <meta:keyword>office PHPExcel php</meta:keyword>
    <dc:description>Test document for PHPExcel, generated using PHP classes.</dc:description>
    <meta:initial-creator>Maarten Balliauw</meta:initial-creator>
    <meta:creation-date>2020-10-14T14:59:32</meta:creation-date>
    <dc:date>2021-02-10T17:17:38.643000000</dc:date>
    <meta:editing-duration>PT28M6S</meta:editing-duration>
    <meta:editing-cycles>4</meta:editing-cycles>
    <meta:generator>LibreOffice/6.4.6.2$Windows_X86_64 LibreOffice_project/0ce51a4fd21bff07a5c061082cc82c5ed232f115</meta:generator>
    <meta:document-statistic meta:table-count="1" meta:cell-count="837" meta:object-count="0"/>
  </office:meta>
</office:document-meta>
</file>